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3" style:family="graphic" style:parent-style-name="objectwithoutfill">
      <style:graphic-properties draw:marker-end="Estremità_20_linea_20_3" draw:marker-end-width="0.3cm" draw:fill="none" draw:fill-color="#ff0000" draw:textarea-vertical-align="middle"/>
    </style:style>
    <style:style style:name="gr4" style:family="graphic" style:parent-style-name="objectwithoutfill">
      <style:graphic-properties draw:fill="none" draw:fill-color="#ff0000" draw:textarea-vertical-align="middle"/>
    </style:style>
    <style:style style:name="gr5" style:family="graphic" style:parent-style-name="Arrow_20_Line" style:list-style-name="L1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svg:stroke-width="0.053cm" svg:stroke-color="#ff4000" draw:marker-start="Estremità_20_linea_20_3" draw:marker-start-width="0.379cm" draw:marker-end="" draw:marker-end-width="0.279cm" draw:fill-color="#ff0000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1.5cm" fo:min-width="4.5cm"/>
      <style:paragraph-properties style:writing-mode="lr-tb"/>
    </style:style>
    <style:style style:name="gr10" style:family="graphic" style:parent-style-name="standard">
      <style:graphic-properties svg:stroke-width="0.053cm" svg:stroke-color="#00a933" draw:marker-start="" draw:marker-start-width="0.379cm" draw:marker-end="Estremità_20_linea_20_3" draw:marker-end-width="0.379cm" draw:fill-color="#ff0000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0000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ff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64cm" fo:min-width="0.214cm" fo:padding-top="0.178cm" fo:padding-bottom="0.178cm" fo:padding-left="0.303cm" fo:padding-right="0.303cm" draw:shadow="hidden"/>
    </style:style>
    <style:style style:name="gr1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ff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loext:graphic-properties draw:fill-color="#ffbf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style:text-properties fo:font-size="13pt"/>
    </style:style>
    <style:style style:name="P13" style:family="paragraph">
      <loext:graphic-properties draw:fill="none" draw:fill-color="#ffffff"/>
      <style:text-properties fo:font-size="13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text-properties fo:font-size="11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.75cm" svg:y1="2.312cm" svg:x2="25.75cm" svg:y2="2.312cm">
          <text:p/>
        </draw:line>
        <draw:line draw:style-name="gr1" draw:text-style-name="P1" draw:layer="layout" svg:x1="1.75cm" svg:y1="4.562cm" svg:x2="25.75cm" svg:y2="4.562cm">
          <text:p/>
        </draw:line>
        <draw:line draw:style-name="gr1" draw:text-style-name="P1" draw:layer="layout" svg:x1="1.75cm" svg:y1="6.812cm" svg:x2="25.75cm" svg:y2="6.812cm">
          <text:p/>
        </draw:line>
        <draw:line draw:style-name="gr1" draw:text-style-name="P1" draw:layer="layout" svg:x1="1.75cm" svg:y1="12.412cm" svg:x2="25.75cm" svg:y2="12.412cm">
          <text:p/>
        </draw:line>
        <draw:line draw:style-name="gr1" draw:text-style-name="P1" draw:layer="layout" svg:x1="1.75cm" svg:y1="14.312cm" svg:x2="25.75cm" svg:y2="14.312cm">
          <text:p/>
        </draw:line>
        <draw:line draw:style-name="gr1" draw:text-style-name="P1" draw:layer="layout" svg:x1="1.75cm" svg:y1="2.312cm" svg:x2="3.696cm" svg:y2="2.312cm">
          <text:p/>
        </draw:line>
        <draw:line draw:style-name="gr1" draw:text-style-name="P1" draw:layer="layout" svg:x1="1.75cm" svg:y1="4.562cm" svg:x2="3.696cm" svg:y2="4.562cm">
          <text:p/>
        </draw:line>
        <draw:line draw:style-name="gr1" draw:text-style-name="P1" draw:layer="layout" svg:x1="1.75cm" svg:y1="6.812cm" svg:x2="3.696cm" svg:y2="6.812cm">
          <text:p/>
        </draw:line>
        <draw:line draw:style-name="gr1" draw:text-style-name="P1" draw:layer="layout" svg:x1="1.75cm" svg:y1="12.412cm" svg:x2="3.696cm" svg:y2="12.412cm">
          <text:p/>
        </draw:line>
        <draw:line draw:style-name="gr1" draw:text-style-name="P1" draw:layer="layout" svg:x1="1.75cm" svg:y1="14.312cm" svg:x2="3.696cm" svg:y2="14.312cm">
          <text:p/>
        </draw:line>
        <draw:custom-shape draw:style-name="gr2" draw:text-style-name="P2" xml:id="id1" draw:id="id1" draw:layer="layout" svg:width="1cm" svg:height="1cm" svg:x="22.75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23.75cm" svg:y1="3.063cm" svg:x2="25.441cm" svg:y2="3.126cm" draw:start-shape="id1" draw:start-glue-point="10" svg:d="M23750 3063l1691 63" svg:viewBox="0 0 1692 64">
          <text:p/>
        </draw:connector>
        <draw:custom-shape draw:style-name="gr2" draw:text-style-name="P2" xml:id="id2" draw:id="id2" draw:layer="layout" svg:width="1cm" svg:height="1cm" draw:transform="rotate (-3.08521851875038) translate (7.026cm 11.4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998cm" svg:y1="11.041cm" svg:x2="4.248cm" svg:y2="11.076cm" draw:start-shape="id2" draw:start-glue-point="10" svg:d="M5998 11041l-1750 35" svg:viewBox="0 0 1751 36">
          <text:p/>
        </draw:connector>
        <draw:connector draw:style-name="gr4" draw:text-style-name="P3" draw:layer="layout" draw:type="line" svg:x1="6.998cm" svg:y1="10.985cm" svg:x2="22.75cm" svg:y2="3.063cm" draw:start-shape="id2" draw:start-glue-point="3" draw:end-shape="id1" draw:end-glue-point="6" svg:d="M6998 10985l15752-7922" svg:viewBox="0 0 15753 7923">
          <text:p/>
        </draw:connector>
        <draw:measure draw:style-name="gr5" draw:text-style-name="P4" draw:layer="measurelines" svg:x1="6.043cm" svg:y1="10.402cm" svg:x2="22.793cm" svg:y2="2.402cm">
          <text:p text:style-name="P4">d</text:p>
        </draw:measure>
        <draw:frame draw:style-name="gr6" draw:text-style-name="P5" draw:layer="layout" svg:width="1.226cm" svg:height="1cm" svg:x="21.274cm" svg:y="2.062cm">
          <draw:text-box>
            <text:p>+q</text:p>
          </draw:text-box>
        </draw:frame>
        <draw:frame draw:style-name="gr6" draw:text-style-name="P5" draw:layer="layout" svg:width="1.226cm" svg:height="1cm" svg:x="7.25cm" svg:y="11.312cm">
          <draw:text-box>
            <text:p>-q</text:p>
          </draw:text-box>
        </draw:frame>
        <draw:line draw:style-name="gr1" draw:text-style-name="P1" draw:layer="layout" svg:x1="1.75cm" svg:y1="6.812cm" svg:x2="25.75cm" svg:y2="6.812cm">
          <text:p/>
        </draw:line>
        <draw:line draw:style-name="gr1" draw:text-style-name="P1" draw:layer="layout" svg:x1="1.75cm" svg:y1="6.812cm" svg:x2="3.696cm" svg:y2="6.812cm">
          <text:p/>
        </draw:line>
        <draw:line draw:style-name="gr1" draw:text-style-name="P1" draw:layer="layout" svg:x1="1.75cm" svg:y1="8.812cm" svg:x2="25.75cm" svg:y2="8.812cm">
          <text:p/>
        </draw:line>
        <draw:line draw:style-name="gr1" draw:text-style-name="P1" draw:layer="layout" svg:x1="1.75cm" svg:y1="8.812cm" svg:x2="3.696cm" svg:y2="8.812cm">
          <text:p/>
        </draw:line>
        <draw:line draw:style-name="gr7" draw:text-style-name="P2" draw:layer="layout" svg:x1="24cm" svg:y1="11.062cm" svg:x2="19cm" svg:y2="11.062cm">
          <text:p/>
        </draw:line>
        <draw:frame draw:style-name="gr8" draw:text-style-name="P6" draw:layer="layout" svg:width="0.925cm" svg:height="0.962cm" svg:x="21cm" svg:y="10cm">
          <draw:text-box>
            <text:p><text:span text:style-name="T1">E</text:span></text:p>
          </draw:text-box>
        </draw:frame>
        <draw:custom-shape draw:style-name="gr9" draw:text-style-name="P8" draw:layer="layout" svg:width="5cm" svg:height="1.75cm" svg:x="20.5cm" svg:y="15cm">
          <text:p text:style-name="P7">Il dipolo ruota per allinearsi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75cm" svg:y1="17.75cm" svg:x2="7.75cm" svg:y2="17.75cm">
          <text:p/>
        </draw:line>
        <draw:line draw:style-name="gr10" draw:text-style-name="P2" draw:layer="layout" svg:x1="7.5cm" svg:y1="17.5cm" svg:x2="10cm" svg:y2="16cm">
          <text:p/>
        </draw:line>
        <draw:ellipse draw:style-name="gr11" draw:text-style-name="P2" draw:layer="layout" svg:width="0.27cm" svg:height="0.794cm" svg:x="8.23cm" svg:y="16.999cm" draw:kind="arc" draw:start-angle="296.88" draw:end-angle="92.41">
          <text:p/>
        </draw:ellipse>
        <draw:custom-shape draw:style-name="gr12" draw:text-style-name="P9" draw:layer="layout" svg:width="0.25cm" svg:height="0.25cm" svg:x="15.15cm" svg:y="6.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ellipse draw:style-name="gr13" draw:text-style-name="P2" draw:layer="layout" svg:width="0.25cm" svg:height="0.5cm" svg:x="15.75cm" svg:y="6.5cm" draw:kind="arc" draw:start-angle="346.36" draw:end-angle="74.79">
          <text:p/>
        </draw:ellipse>
        <draw:frame draw:style-name="gr14" draw:text-style-name="P11" draw:layer="layout" svg:width="1.5cm" svg:height="0.75cm" svg:x="15.25cm" svg:y="6.75cm">
          <draw:text-box>
            <text:p text:style-name="P10"><text:span text:style-name="T2">cdm</text:span></text:p>
          </draw:text-box>
        </draw:frame>
        <draw:frame draw:style-name="gr8" draw:text-style-name="P13" draw:layer="layout" svg:width="0.908cm" svg:height="0.763cm" svg:x="16cm" svg:y="6.237cm">
          <draw:text-box>
            <text:p text:style-name="P12">𝛩</text:p>
          </draw:text-box>
        </draw:frame>
        <draw:custom-shape draw:style-name="gr15" draw:text-style-name="P14" draw:layer="layout" svg:width="1cm" svg:height="1cm" svg:x="6.75cm" svg:y="17.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8" draw:text-style-name="P16" draw:layer="layout" svg:width="0.718cm" svg:height="0.683cm" svg:x="7.5cm" svg:y="16.5cm">
          <draw:text-box>
            <text:p text:style-name="P15"><text:span text:style-name="T3">p</text:span></text:p>
          </draw:text-box>
        </draw:frame>
        <draw:frame draw:style-name="gr16" draw:text-style-name="P11" draw:layer="layout" svg:width="1.5cm" svg:height="0.683cm" svg:x="8.5cm" svg:y="17cm">
          <draw:text-box>
            <text:p text:style-name="P10"><text:span text:style-name="T2"/><text:span text:style-name="T2"/></text:p>
          </draw:text-box>
        </draw:frame>
        <draw:frame draw:style-name="gr17" draw:text-style-name="P16" draw:layer="layout" svg:width="1.5cm" svg:height="1cm" svg:x="10cm" svg:y="17cm">
          <draw:text-box>
            <text:p text:style-name="P15"><text:span text:style-name="T3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3" draw:display-name="Estremità linea 3" svg:viewBox="0 0 3000 3000" svg:d="M1500 0l1500 3000h-3000zM1500 447l-1176 2353h2353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2T10:45:18.440475359</meta:creation-date>
    <dc:date>2022-05-02T11:17:40.884550824</dc:date>
    <meta:editing-duration>PT1M1S</meta:editing-duration>
    <meta:editing-cycles>1</meta:editing-cycles>
    <meta:document-statistic meta:object-count="36"/>
    <meta:generator>LibreOffice/7.3.2.2$Linux_X86_64 LibreOffice_project/30$Build-2</meta:generator>
  </office:meta>
</office:document-meta>
</file>